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https://drive.google.com/file/d/1qIVMC4udi1wBnxFEeu3VlzhVTaiaU20x/view?usp=drive_link" text:style-name="Internet_20_link" text:visited-style-name="Visited_20_Internet_20_Link">https://drive.google.com/file/d/1qIVMC4udi1wBnxFEeu3VlzhVTaiaU20x/view?usp=drive_link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20:46:58.226712455</meta:creation-date>
    <dc:language>en-US</dc:language>
    <dc:date>2023-08-25T20:47:42.437880748</dc:date>
    <meta:editing-cycles>2</meta:editing-cycles>
    <meta:editing-duration>PT2M48S</meta:editing-duration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86" meta:non-whitespace-character-count="85"/>
    <meta:user-defined meta:name="AppVersion">15.0000</meta:user-defined>
  </office:meta>
</office:document-meta>
</file>